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1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A(2)x</text:p>
          </table:table-cell>
          <table:table-cell office:value-type="string" calcext:value-type="string">
            <text:p>A(4)x</text:p>
          </table:table-cell>
          <table:table-cell office:value-type="string" calcext:value-type="string">
            <text:p>A(8)x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Grupo</text:p>
          </table:table-cell>
          <table:table-cell office:value-type="string" calcext:value-type="string">
            <text:p>Elevación</text:p>
          </table:table-cell>
          <table:table-cell/>
          <table:table-cell office:value-type="string" calcext:value-type="string">
            <text:p>Grupo(log)</text:p>
          </table:table-cell>
          <table:table-cell office:value-type="string" calcext:value-type="string">
            <text:p>Elevación(log)</text:p>
          </table:table-cell>
          <table:table-cell/>
          <table:table-cell office:value-type="string" calcext:value-type="string">
            <text:p>Suma elevación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x</text:p>
          </table:table-cell>
          <table:table-cell table:formula="of:=LOG([.N2])" office:value-type="float" office:value="1.14612803567824" calcext:value-type="float">
            <text:p>1.14612803567824</text:p>
          </table:table-cell>
          <table:table-cell/>
          <table:table-cell table:formula="of:=[.I2]+4"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x</text:p>
          </table:table-cell>
          <table:table-cell table:formula="of:=LOG([.N3])" office:value-type="float" office:value="1.27875360095283" calcext:value-type="float">
            <text:p>1.27875360095283</text:p>
          </table:table-cell>
          <table:table-cell/>
          <table:table-cell table:formula="of:=[.I3]+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20" calcext:value-type="float">
            <text:p>20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x</text:p>
          </table:table-cell>
          <table:table-cell table:formula="of:=LOG([.N4])" office:value-type="float" office:value="1.38021124171161" calcext:value-type="float">
            <text:p>1.38021124171161</text:p>
          </table:table-cell>
          <table:table-cell/>
          <table:table-cell table:formula="of:=[.I4]+4" office:value-type="float" office:value="24" calcext:value-type="float">
            <text:p>24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x</text:p>
          </table:table-cell>
          <table:table-cell table:formula="of:=LOG([.N5])" office:value-type="float" office:value="1.17609125905568" calcext:value-type="float">
            <text:p>1.17609125905568</text:p>
          </table:table-cell>
          <table:table-cell/>
          <table:table-cell table:formula="of:=[.I5]+4"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9" calcext:value-type="float">
            <text:p>9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x</text:p>
          </table:table-cell>
          <table:table-cell table:formula="of:=LOG([.N6])" office:value-type="float" office:value="1.07918124604762" calcext:value-type="float">
            <text:p>1.07918124604762</text:p>
          </table:table-cell>
          <table:table-cell/>
          <table:table-cell table:formula="of:=[.I6]+4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x</text:p>
          </table:table-cell>
          <table:table-cell table:formula="of:=LOG([.N7])" office:value-type="float" office:value="1" calcext:value-type="float">
            <text:p>1</text:p>
          </table:table-cell>
          <table:table-cell/>
          <table:table-cell table:formula="of:=[.I7]+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x</text:p>
          </table:table-cell>
          <table:table-cell table:formula="of:=LOG([.N8])" office:value-type="float" office:value="1" calcext:value-type="float">
            <text:p>1</text:p>
          </table:table-cell>
          <table:table-cell/>
          <table:table-cell table:formula="of:=[.I8]+4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x</text:p>
          </table:table-cell>
          <table:table-cell table:formula="of:=LOG([.N9])" office:value-type="float" office:value="1.27875360095283" calcext:value-type="float">
            <text:p>1.27875360095283</text:p>
          </table:table-cell>
          <table:table-cell/>
          <table:table-cell table:formula="of:=[.I9]+4" office:value-type="float" office:value="19" calcext:value-type="float">
            <text:p>19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x</text:p>
          </table:table-cell>
          <table:table-cell table:formula="of:=LOG([.N10])" office:value-type="float" office:value="1.20411998265592" calcext:value-type="float">
            <text:p>1.20411998265592</text:p>
          </table:table-cell>
          <table:table-cell/>
          <table:table-cell table:formula="of:=[.I10]+4"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x</text:p>
          </table:table-cell>
          <table:table-cell table:formula="of:=LOG([.N11])" office:value-type="float" office:value="0.954242509439325" calcext:value-type="float">
            <text:p>0.954242509439325</text:p>
          </table:table-cell>
          <table:table-cell/>
          <table:table-cell table:formula="of:=[.I11]+4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</text:p>
          </table:table-cell>
          <table:table-cell table:formula="of:=LOG([.N12])" office:value-type="float" office:value="1.32221929473392" calcext:value-type="float">
            <text:p>1.32221929473392</text:p>
          </table:table-cell>
          <table:table-cell/>
          <table:table-cell table:formula="of:=[.I12]+4" office:value-type="float" office:value="21" calcext:value-type="float">
            <text:p>2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</text:p>
          </table:table-cell>
          <table:table-cell table:formula="of:=LOG([.N13])" office:value-type="float" office:value="1.36172783601759" calcext:value-type="float">
            <text:p>1.36172783601759</text:p>
          </table:table-cell>
          <table:table-cell/>
          <table:table-cell table:formula="of:=[.I13]+4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table:formula="of:=LOG([.N14])" office:value-type="float" office:value="1.14612803567824" calcext:value-type="float">
            <text:p>1.14612803567824</text:p>
          </table:table-cell>
          <table:table-cell/>
          <table:table-cell table:formula="of:=[.I14]+4" office:value-type="float" office:value="14" calcext:value-type="float">
            <text:p>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</text:p>
          </table:table-cell>
          <table:table-cell table:formula="of:=LOG([.N15])" office:value-type="float" office:value="1.36172783601759" calcext:value-type="float">
            <text:p>1.36172783601759</text:p>
          </table:table-cell>
          <table:table-cell/>
          <table:table-cell table:formula="of:=[.I15]+4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</text:p>
          </table:table-cell>
          <table:table-cell table:formula="of:=LOG([.N16])" office:value-type="float" office:value="1.23044892137827" calcext:value-type="float">
            <text:p>1.23044892137827</text:p>
          </table:table-cell>
          <table:table-cell/>
          <table:table-cell table:formula="of:=[.I16]+4" office:value-type="float" office:value="17" calcext:value-type="float">
            <text:p>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</text:p>
          </table:table-cell>
          <table:table-cell table:formula="of:=LOG([.N17])" office:value-type="float" office:value="1.30102999566398" calcext:value-type="float">
            <text:p>1.30102999566398</text:p>
          </table:table-cell>
          <table:table-cell/>
          <table:table-cell table:formula="of:=[.I17]+4"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</text:p>
          </table:table-cell>
          <table:table-cell table:formula="of:=LOG([.N18])" office:value-type="float" office:value="1.07918124604762" calcext:value-type="float">
            <text:p>1.07918124604762</text:p>
          </table:table-cell>
          <table:table-cell/>
          <table:table-cell table:formula="of:=[.I18]+4" office:value-type="float" office:value="12" calcext:value-type="float">
            <text:p>1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A</text:p>
          </table:table-cell>
          <table:table-cell table:formula="of:=LOG([.N19])" office:value-type="float" office:value="1.14612803567824" calcext:value-type="float">
            <text:p>1.14612803567824</text:p>
          </table:table-cell>
          <table:table-cell/>
          <table:table-cell table:formula="of:=[.I19]+4" office:value-type="float" office:value="14" calcext:value-type="float">
            <text:p>1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</text:p>
          </table:table-cell>
          <table:table-cell table:formula="of:=LOG([.N20])" office:value-type="float" office:value="1.30102999566398" calcext:value-type="float">
            <text:p>1.30102999566398</text:p>
          </table:table-cell>
          <table:table-cell/>
          <table:table-cell table:formula="of:=[.I20]+4"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</text:p>
          </table:table-cell>
          <table:table-cell table:formula="of:=LOG([.N21])" office:value-type="float" office:value="1.11394335230684" calcext:value-type="float">
            <text:p>1.11394335230684</text:p>
          </table:table-cell>
          <table:table-cell/>
          <table:table-cell table:formula="of:=[.I21]+4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formula="of:=LOG([.N22])" office:value-type="float" office:value="0.602059991327962" calcext:value-type="float">
            <text:p>0.602059991327962</text:p>
          </table:table-cell>
          <table:table-cell/>
          <table:table-cell table:formula="of:=[.I22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formula="of:=LOG([.N23])" office:value-type="float" office:value="0.602059991327962" calcext:value-type="float">
            <text:p>0.602059991327962</text:p>
          </table:table-cell>
          <table:table-cell/>
          <table:table-cell table:formula="of:=[.I23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-1" calcext:value-type="float">
            <text:p>-1</text:p>
          </table:table-cell>
          <table:table-cell/>
          <table:table-cell office:value-type="string" calcext:value-type="string">
            <text:p>x</text:p>
          </table:table-cell>
          <table:table-cell table:formula="of:=LOG([.N24])" office:value-type="float" office:value="0.477121254719662" calcext:value-type="float">
            <text:p>0.477121254719662</text:p>
          </table:table-cell>
          <table:table-cell/>
          <table:table-cell table:formula="of:=[.I24]+4" office:value-type="float" office:value="3" calcext:value-type="float">
            <text:p>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formula="of:=LOG([.N25])" office:value-type="float" office:value="0.602059991327962" calcext:value-type="float">
            <text:p>0.602059991327962</text:p>
          </table:table-cell>
          <table:table-cell/>
          <table:table-cell table:formula="of:=[.I25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formula="of:=LOG([.N26])" office:value-type="float" office:value="0.602059991327962" calcext:value-type="float">
            <text:p>0.602059991327962</text:p>
          </table:table-cell>
          <table:table-cell/>
          <table:table-cell table:formula="of:=[.I26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-8" calcext:value-type="float">
            <text:p>-8</text:p>
          </table:table-cell>
          <table:table-cell/>
          <table:table-cell office:value-type="string" calcext:value-type="string">
            <text:p>x</text:p>
          </table:table-cell>
          <table:table-cell table:formula="of:=LOG([.N27])" office:value-type="string" office:string-value="" calcext:value-type="error">
            <text:p>Err:502</text:p>
          </table:table-cell>
          <table:table-cell/>
          <table:table-cell table:formula="of:=[.I27]+4" office:value-type="float" office:value="-4" calcext:value-type="float">
            <text:p>-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x</text:p>
          </table:table-cell>
          <table:table-cell table:formula="of:=LOG([.N28])" office:value-type="float" office:value="0.698970004336019" calcext:value-type="float">
            <text:p>0.698970004336019</text:p>
          </table:table-cell>
          <table:table-cell/>
          <table:table-cell table:formula="of:=[.I28]+4" office:value-type="float" office:value="5" calcext:value-type="float">
            <text:p>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-21" calcext:value-type="float">
            <text:p>-21</text:p>
          </table:table-cell>
          <table:table-cell/>
          <table:table-cell office:value-type="string" calcext:value-type="string">
            <text:p>x</text:p>
          </table:table-cell>
          <table:table-cell table:formula="of:=LOG([.N29])" office:value-type="string" office:string-value="" calcext:value-type="error">
            <text:p>Err:502</text:p>
          </table:table-cell>
          <table:table-cell/>
          <table:table-cell table:formula="of:=[.I29]+4" office:value-type="float" office:value="-17" calcext:value-type="float">
            <text:p>-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x</text:p>
          </table:table-cell>
          <table:table-cell table:formula="of:=LOG([.N30])" office:value-type="float" office:value="0.602059991327962" calcext:value-type="float">
            <text:p>0.602059991327962</text:p>
          </table:table-cell>
          <table:table-cell/>
          <table:table-cell table:formula="of:=[.I30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x</text:p>
          </table:table-cell>
          <table:table-cell table:formula="of:=LOG([.N31])" office:value-type="float" office:value="0.778151250383644" calcext:value-type="float">
            <text:p>0.778151250383644</text:p>
          </table:table-cell>
          <table:table-cell/>
          <table:table-cell table:formula="of:=[.I31]+4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(2)x</text:p>
          </table:table-cell>
          <table:table-cell table:formula="of:=LOG([.N32])" office:value-type="float" office:value="1.41497334797082" calcext:value-type="float">
            <text:p>1.41497334797082</text:p>
          </table:table-cell>
          <table:table-cell/>
          <table:table-cell table:formula="of:=[.I32]+4"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(2)x</text:p>
          </table:table-cell>
          <table:table-cell table:formula="of:=LOG([.N33])" office:value-type="float" office:value="1.30102999566398" calcext:value-type="float">
            <text:p>1.30102999566398</text:p>
          </table:table-cell>
          <table:table-cell/>
          <table:table-cell table:formula="of:=[.I33]+4"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(2)x</text:p>
          </table:table-cell>
          <table:table-cell table:formula="of:=LOG([.N34])" office:value-type="float" office:value="1.27875360095283" calcext:value-type="float">
            <text:p>1.27875360095283</text:p>
          </table:table-cell>
          <table:table-cell/>
          <table:table-cell table:formula="of:=[.I34]+4"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A(2)x</text:p>
          </table:table-cell>
          <table:table-cell table:formula="of:=LOG([.N35])" office:value-type="float" office:value="1.30102999566398" calcext:value-type="float">
            <text:p>1.30102999566398</text:p>
          </table:table-cell>
          <table:table-cell/>
          <table:table-cell table:formula="of:=[.I35]+4" office:value-type="float" office:value="20" calcext:value-type="float">
            <text:p>2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A(2)x</text:p>
          </table:table-cell>
          <table:table-cell table:formula="of:=LOG([.N36])" office:value-type="float" office:value="1.11394335230684" calcext:value-type="float">
            <text:p>1.11394335230684</text:p>
          </table:table-cell>
          <table:table-cell/>
          <table:table-cell table:formula="of:=[.I36]+4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A(2)x</text:p>
          </table:table-cell>
          <table:table-cell table:formula="of:=LOG([.N37])" office:value-type="float" office:value="1.41497334797082" calcext:value-type="float">
            <text:p>1.41497334797082</text:p>
          </table:table-cell>
          <table:table-cell/>
          <table:table-cell table:formula="of:=[.I37]+4" office:value-type="float" office:value="26" calcext:value-type="float">
            <text:p>2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A(2)x</text:p>
          </table:table-cell>
          <table:table-cell table:formula="of:=LOG([.N38])" office:value-type="float" office:value="1.38021124171161" calcext:value-type="float">
            <text:p>1.38021124171161</text:p>
          </table:table-cell>
          <table:table-cell/>
          <table:table-cell table:formula="of:=[.I38]+4" office:value-type="float" office:value="24" calcext:value-type="float">
            <text:p>2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A(2)x</text:p>
          </table:table-cell>
          <table:table-cell table:formula="of:=LOG([.N39])" office:value-type="float" office:value="0.903089986991943" calcext:value-type="float">
            <text:p>0.903089986991943</text:p>
          </table:table-cell>
          <table:table-cell/>
          <table:table-cell table:formula="of:=[.I39]+4" office:value-type="float" office:value="8" calcext:value-type="float">
            <text:p>8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(2)x</text:p>
          </table:table-cell>
          <table:table-cell table:formula="of:=LOG([.N40])" office:value-type="float" office:value="1.50514997831991" calcext:value-type="float">
            <text:p>1.50514997831991</text:p>
          </table:table-cell>
          <table:table-cell/>
          <table:table-cell table:formula="of:=[.I40]+4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2)x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A(2)x</text:p>
          </table:table-cell>
          <table:table-cell table:formula="of:=LOG([.N41])" office:value-type="float" office:value="1.56820172406699" calcext:value-type="float">
            <text:p>1.56820172406699</text:p>
          </table:table-cell>
          <table:table-cell/>
          <table:table-cell table:formula="of:=[.I41]+4" office:value-type="float" office:value="37" calcext:value-type="float">
            <text:p>3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A(4)x</text:p>
          </table:table-cell>
          <table:table-cell table:formula="of:=LOG([.N42])" office:value-type="float" office:value="1.51851393987789" calcext:value-type="float">
            <text:p>1.51851393987789</text:p>
          </table:table-cell>
          <table:table-cell/>
          <table:table-cell table:formula="of:=[.I42]+4" office:value-type="float" office:value="33" calcext:value-type="float">
            <text:p>3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(4)x</text:p>
          </table:table-cell>
          <table:table-cell table:formula="of:=LOG([.N43])" office:value-type="float" office:value="1.49136169383427" calcext:value-type="float">
            <text:p>1.49136169383427</text:p>
          </table:table-cell>
          <table:table-cell/>
          <table:table-cell table:formula="of:=[.I43]+4" office:value-type="float" office:value="31" calcext:value-type="float">
            <text:p>3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(4)x</text:p>
          </table:table-cell>
          <table:table-cell table:formula="of:=LOG([.N44])" office:value-type="float" office:value="0.845098040014257" calcext:value-type="float">
            <text:p>0.845098040014257</text:p>
          </table:table-cell>
          <table:table-cell/>
          <table:table-cell table:formula="of:=[.I44]+4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A(4)x</text:p>
          </table:table-cell>
          <table:table-cell table:formula="of:=LOG([.N45])" office:value-type="float" office:value="1.54406804435028" calcext:value-type="float">
            <text:p>1.54406804435028</text:p>
          </table:table-cell>
          <table:table-cell/>
          <table:table-cell table:formula="of:=[.I45]+4" office:value-type="float" office:value="35" calcext:value-type="float">
            <text:p>3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(4)x</text:p>
          </table:table-cell>
          <table:table-cell table:formula="of:=LOG([.N46])" office:value-type="float" office:value="1.36172783601759" calcext:value-type="float">
            <text:p>1.36172783601759</text:p>
          </table:table-cell>
          <table:table-cell/>
          <table:table-cell table:formula="of:=[.I46]+4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(4)x</text:p>
          </table:table-cell>
          <table:table-cell table:formula="of:=LOG([.N47])" office:value-type="float" office:value="0.954242509439325" calcext:value-type="float">
            <text:p>0.954242509439325</text:p>
          </table:table-cell>
          <table:table-cell/>
          <table:table-cell table:formula="of:=[.I47]+4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(4)x</text:p>
          </table:table-cell>
          <table:table-cell table:formula="of:=LOG([.N48])" office:value-type="float" office:value="1.65321251377534" calcext:value-type="float">
            <text:p>1.65321251377534</text:p>
          </table:table-cell>
          <table:table-cell/>
          <table:table-cell table:formula="of:=[.I48]+4"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(4)x</text:p>
          </table:table-cell>
          <table:table-cell table:formula="of:=LOG([.N49])" office:value-type="float" office:value="1.17609125905568" calcext:value-type="float">
            <text:p>1.17609125905568</text:p>
          </table:table-cell>
          <table:table-cell/>
          <table:table-cell table:formula="of:=[.I49]+4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A(4)x</text:p>
          </table:table-cell>
          <table:table-cell table:formula="of:=LOG([.N50])" office:value-type="float" office:value="1.32221929473392" calcext:value-type="float">
            <text:p>1.32221929473392</text:p>
          </table:table-cell>
          <table:table-cell/>
          <table:table-cell table:formula="of:=[.I50]+4" office:value-type="float" office:value="21" calcext:value-type="float">
            <text:p>21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4)x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A(4)x</text:p>
          </table:table-cell>
          <table:table-cell table:formula="of:=LOG([.N51])" office:value-type="float" office:value="0.602059991327962" calcext:value-type="float">
            <text:p>0.602059991327962</text:p>
          </table:table-cell>
          <table:table-cell/>
          <table:table-cell table:formula="of:=[.I51]+4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A(8)x</text:p>
          </table:table-cell>
          <table:table-cell table:formula="of:=LOG([.N52])" office:value-type="float" office:value="1.43136376415899" calcext:value-type="float">
            <text:p>1.43136376415899</text:p>
          </table:table-cell>
          <table:table-cell/>
          <table:table-cell table:formula="of:=[.I52]+4" office:value-type="float" office:value="27" calcext:value-type="float">
            <text:p>2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A(8)x</text:p>
          </table:table-cell>
          <table:table-cell table:formula="of:=LOG([.N53])" office:value-type="float" office:value="0.954242509439325" calcext:value-type="float">
            <text:p>0.954242509439325</text:p>
          </table:table-cell>
          <table:table-cell/>
          <table:table-cell table:formula="of:=[.I53]+4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A(8)x</text:p>
          </table:table-cell>
          <table:table-cell table:formula="of:=LOG([.N54])" office:value-type="float" office:value="1.17609125905568" calcext:value-type="float">
            <text:p>1.17609125905568</text:p>
          </table:table-cell>
          <table:table-cell/>
          <table:table-cell table:formula="of:=[.I54]+4" office:value-type="float" office:value="15" calcext:value-type="float">
            <text:p>15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A(8)x</text:p>
          </table:table-cell>
          <table:table-cell table:formula="of:=LOG([.N55])" office:value-type="float" office:value="0.778151250383644" calcext:value-type="float">
            <text:p>0.778151250383644</text:p>
          </table:table-cell>
          <table:table-cell/>
          <table:table-cell table:formula="of:=[.I55]+4" office:value-type="float" office:value="6" calcext:value-type="float">
            <text:p>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A(8)x</text:p>
          </table:table-cell>
          <table:table-cell table:formula="of:=LOG([.N56])" office:value-type="float" office:value="0.845098040014257" calcext:value-type="float">
            <text:p>0.845098040014257</text:p>
          </table:table-cell>
          <table:table-cell/>
          <table:table-cell table:formula="of:=[.I56]+4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A(8)x</text:p>
          </table:table-cell>
          <table:table-cell table:formula="of:=LOG([.N57])" office:value-type="float" office:value="1" calcext:value-type="float">
            <text:p>1</text:p>
          </table:table-cell>
          <table:table-cell/>
          <table:table-cell table:formula="of:=[.I57]+4" office:value-type="float" office:value="10" calcext:value-type="float">
            <text:p>10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A(8)x</text:p>
          </table:table-cell>
          <table:table-cell table:formula="of:=LOG([.N58])" office:value-type="float" office:value="1.20411998265592" calcext:value-type="float">
            <text:p>1.20411998265592</text:p>
          </table:table-cell>
          <table:table-cell/>
          <table:table-cell table:formula="of:=[.I58]+4" office:value-type="float" office:value="16" calcext:value-type="float">
            <text:p>16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A(8)x</text:p>
          </table:table-cell>
          <table:table-cell table:formula="of:=LOG([.N59])" office:value-type="float" office:value="1.27875360095283" calcext:value-type="float">
            <text:p>1.27875360095283</text:p>
          </table:table-cell>
          <table:table-cell/>
          <table:table-cell table:formula="of:=[.I59]+4" office:value-type="float" office:value="19" calcext:value-type="float">
            <text:p>19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A(8)x</text:p>
          </table:table-cell>
          <table:table-cell table:formula="of:=LOG([.N60])" office:value-type="float" office:value="1.23044892137827" calcext:value-type="float">
            <text:p>1.23044892137827</text:p>
          </table:table-cell>
          <table:table-cell/>
          <table:table-cell table:formula="of:=[.I60]+4" office:value-type="float" office:value="17" calcext:value-type="float">
            <text:p>17</text:p>
          </table:table-cell>
        </table:table-row>
        <table:table-row table:style-name="ro1">
          <table:table-cell table:number-columns-repeated="7"/>
          <table:table-cell office:value-type="string" calcext:value-type="string">
            <text:p>A(8)x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A(8)x</text:p>
          </table:table-cell>
          <table:table-cell table:formula="of:=LOG([.N61])" office:value-type="float" office:value="1.07918124604762" calcext:value-type="float">
            <text:p>1.07918124604762</text:p>
          </table:table-cell>
          <table:table-cell/>
          <table:table-cell table:formula="of:=[.I61]+4"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MX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22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22T20:24:27.696375780</meta:creation-date>
    <dc:date>2020-10-22T20:52:34.819466014</dc:date>
    <meta:editing-duration>PT17M57S</meta:editing-duration>
    <meta:editing-cycles>1</meta:editing-cycles>
    <meta:document-statistic meta:table-count="1" meta:cell-count="371" meta:object-count="0"/>
    <meta:generator>LibreOffice/6.0.7.3$Linux_X86_64 LibreOffice_project/00m0$Build-3</meta:generator>
  </office:meta>
</office:document-meta>
</file>